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Roboto, 'Helvetica Neue', Arial, sans-serif"/>
  </office:font-face-decls>
  <office:automatic-styles>
    <style:style style:name="P1" style:family="paragraph" style:parent-style-name="Preformatted_20_Text">
      <style:text-properties fo:font-size="14pt" fo:font-weight="bold" officeooo:rsid="000ed029" officeooo:paragraph-rsid="000ed029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0ed029" officeooo:paragraph-rsid="000ed029" fo:background-color="#1f1f1f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paragraph-rsid="000ed029"/>
    </style:style>
    <style:style style:name="P4" style:family="paragraph" style:parent-style-name="Preformatted_20_Text">
      <style:text-properties fo:font-size="14pt" fo:font-weight="normal" officeooo:rsid="000ed029" officeooo:paragraph-rsid="000ed029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fo:font-variant="normal" fo:text-transform="none" fo:color="#111111" loext:opacity="100%" style:font-name="Segoe UI" fo:font-size="14pt" fo:letter-spacing="normal" fo:font-style="normal" fo:font-weight="bold" officeooo:rsid="000ed029" officeooo:paragraph-rsid="000ed029" style:font-weight-asian="bold" style:font-weight-complex="bold"/>
    </style:style>
    <style:style style:name="P6" style:family="paragraph" style:parent-style-name="Preformatted_20_Text">
      <style:text-properties fo:font-variant="normal" fo:text-transform="none" fo:color="#111111" loext:opacity="100%" style:font-name="Segoe UI" fo:font-size="14pt" fo:letter-spacing="normal" fo:font-style="normal" fo:font-weight="normal" officeooo:rsid="000ed029" officeooo:paragraph-rsid="000ed029"/>
    </style:style>
    <style:style style:name="P7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af7ff" fo:background-color="#1f1f1f"/>
    </style:style>
    <style:style style:name="P8" style:family="paragraph" style:parent-style-name="Preformatted_20_Text">
      <style:text-properties fo:font-variant="normal" fo:text-transform="none" fo:color="#111111" loext:opacity="100%" style:font-name="Segoe UI" fo:font-size="14pt" fo:letter-spacing="normal" fo:font-style="normal" fo:font-weight="normal" officeooo:rsid="001af7ff"/>
    </style:style>
    <style:style style:name="P9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af7ff" officeooo:paragraph-rsid="00103a9c" fo:background-color="#1f1f1f"/>
    </style:style>
    <style:style style:name="P10" style:family="paragraph" style:parent-style-name="Standard">
      <style:text-properties fo:font-variant="normal" fo:text-transform="none" fo:color="#808080" loext:opacity="100%" style:font-name="Droid Sans Mono" fo:font-size="10.5pt" fo:letter-spacing="normal" fo:font-style="normal" fo:font-weight="normal" officeooo:rsid="00157e83" officeooo:paragraph-rsid="00103a9c" fo:background-color="#1f1f1f"/>
    </style:style>
    <style:style style:name="P11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af7ff" officeooo:paragraph-rsid="001e08f8" fo:background-color="#1f1f1f"/>
    </style:style>
    <style:style style:name="P12" style:family="paragraph" style:parent-style-name="Standard">
      <style:text-properties fo:font-variant="normal" fo:text-transform="none" fo:color="#808080" loext:opacity="100%" style:font-name="Droid Sans Mono" fo:font-size="10.5pt" fo:letter-spacing="normal" fo:font-style="normal" fo:font-weight="normal" officeooo:rsid="001af7ff" officeooo:paragraph-rsid="001e08f8" fo:background-color="#1f1f1f"/>
    </style:style>
    <style:style style:name="P13" style:family="paragraph" style:parent-style-name="Standard">
      <style:text-properties fo:font-size="18pt" fo:font-weight="bold" officeooo:rsid="0024778f" officeooo:paragraph-rsid="0024778f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cccccc" loext:opacity="100%" style:font-name="Droid Sans Mono" fo:font-size="10.5pt" fo:font-weight="normal" officeooo:rsid="0024778f" officeooo:paragraph-rsid="0024778f" fo:background-color="#1f1f1f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808080" loext:opacity="100%" style:font-name="Droid Sans Mono" fo:font-size="10.5pt" fo:font-weight="normal" fo:background-color="#1f1f1f"/>
    </style:style>
    <style:style style:name="P17" style:family="paragraph" style:parent-style-name="Standard">
      <style:text-properties fo:font-size="18pt" fo:font-weight="bold" officeooo:rsid="0024bfdc" officeooo:paragraph-rsid="0024bfdc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19" style:family="paragraph" style:parent-style-name="Standard">
      <style:text-properties fo:font-size="18pt" fo:font-weight="normal" officeooo:rsid="0024778f" officeooo:paragraph-rsid="0024778f" style:font-size-asian="18pt" style:font-weight-asian="normal" style:font-size-complex="18pt" style:font-weight-complex="normal"/>
    </style:style>
    <style:style style:name="P20" style:family="paragraph" style:parent-style-name="Standard">
      <style:text-properties fo:color="#cccccc" loext:opacity="100%" style:font-name="Droid Sans Mono" fo:font-size="10.5pt" fo:font-weight="normal" officeooo:paragraph-rsid="0024778f" fo:background-color="#1f1f1f"/>
    </style:style>
    <style:style style:name="P21" style:family="paragraph" style:parent-style-name="Standard">
      <style:text-properties fo:color="#808080" loext:opacity="100%" officeooo:paragraph-rsid="0024778f"/>
    </style:style>
    <style:style style:name="P2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808080" loext:opacity="100%" fo:font-size="18pt" officeooo:rsid="002664bb" officeooo:paragraph-rsid="002664bb" style:font-size-asian="15.75pt" style:font-size-complex="18pt"/>
    </style:style>
    <style:style style:name="P24" style:family="paragraph" style:parent-style-name="Standard">
      <style:paragraph-properties style:line-height-at-least="0.198in"/>
    </style:style>
    <style:style style:name="P25" style:family="paragraph" style:parent-style-name="Standard">
      <style:text-properties officeooo:rsid="002c7757" officeooo:paragraph-rsid="002c7757"/>
    </style:style>
    <style:style style:name="P26" style:family="paragraph" style:parent-style-name="Standard">
      <style:text-properties officeooo:paragraph-rsid="0027a58b"/>
    </style:style>
    <style:style style:name="P27" style:family="paragraph" style:parent-style-name="Standard">
      <style:text-properties officeooo:rsid="002e24cb" officeooo:paragraph-rsid="002e24cb"/>
    </style:style>
    <style:style style:name="P28" style:family="paragraph" style:parent-style-name="Standard">
      <style:text-properties fo:font-size="24pt" fo:font-weight="bold" officeooo:rsid="0033265c" officeooo:paragraph-rsid="0033265c" style:font-size-asian="24pt" style:font-weight-asian="bold" style:font-size-complex="24pt" style:font-weight-complex="bold"/>
    </style:style>
    <style:style style:name="P29" style:family="paragraph" style:parent-style-name="Standard">
      <style:paragraph-properties fo:margin-left="0in" fo:margin-right="0in" fo:margin-top="0.2083in" fo:margin-bottom="0.1043in" style:contextual-spacing="false" style:line-height-at-least="0.2917in" fo:orphans="2" fo:widows="2" fo:text-indent="0in" style:auto-text-indent="false"/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P30" style:family="paragraph" style:parent-style-name="Standard">
      <style:paragraph-properties fo:margin-left="0in" fo:margin-right="0in" fo:margin-top="0.1043in" fo:margin-bottom="0.2083in" style:contextual-spacing="false" style:line-height-at-least="0.2291in" fo:orphans="2" fo:widows="2" fo:text-indent="0in" style:auto-text-indent="false" style:writing-mode="lr-tb"/>
    </style:style>
    <style:style style:name="P31" style:family="paragraph" style:parent-style-name="Standard">
      <style:paragraph-properties fo:margin-left="0in" fo:margin-right="0in" fo:margin-top="0.1665in" fo:margin-bottom="0.1665in" style:contextual-spacing="false" style:line-height-at-least="0.2709in" fo:orphans="2" fo:widows="2" fo:text-indent="0in" style:auto-text-indent="false"/>
      <style:text-properties fo:font-variant="normal" fo:text-transform="none" fo:color="#0a0a0a" loext:opacity="100%" style:font-name="Google Sans" fo:font-size="15pt" fo:letter-spacing="normal" fo:font-style="normal" fo:font-weight="bold" fo:background-color="#e5edff" loext:padding-left="0in" loext:padding-right="0in" loext:padding-top="0in" loext:padding-bottom="0.0193in" loext:border-left="none" loext:border-right="none" loext:border-top="none" loext:border-bottom="0.06pt solid #a3c9ff"/>
    </style:style>
    <style:style style:name="P32" style:family="paragraph" style:parent-style-name="Preformatted_20_Text">
      <style:paragraph-properties fo:margin-left="0in" fo:margin-right="0in" fo:margin-top="0.1665in" fo:margin-bottom="0.1665in" style:contextual-spacing="false" style:line-height-at-least="0.2291in" fo:orphans="2" fo:widows="2" fo:text-indent="0in" style:auto-text-indent="false" style:writing-mode="lr-tb"/>
    </style:style>
    <style:style style:name="P33" style:family="paragraph" style:parent-style-name="Text_20_body">
      <style:paragraph-properties fo:margin-left="0in" fo:margin-right="0in" fo:text-indent="0in" style:auto-text-indent="false"/>
    </style:style>
    <style:style style:name="P34" style:family="paragraph" style:parent-style-name="Standard">
      <style:paragraph-properties fo:margin-left="0in" fo:margin-right="0in" fo:margin-top="0.1043in" fo:margin-bottom="0.2083in" style:contextual-spacing="false" style:line-height-at-least="0.25in" fo:orphans="2" fo:widows="2" fo:text-indent="0in" style:auto-text-indent="false"/>
    </style:style>
    <style:style style:name="P35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</style:style>
    <style:style style:name="P36" style:family="paragraph" style:parent-style-name="Standard">
      <style:text-properties fo:font-size="14pt" officeooo:rsid="0031b2d7" officeooo:paragraph-rsid="00355eaf" style:font-size-asian="14pt" style:font-size-complex="14pt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font-size="14pt" fo:font-weight="bold" officeooo:rsid="000ed029" style:font-size-asian="14pt" style:font-weight-asian="bold" style:font-size-complex="14pt" style:font-weight-complex="bold"/>
    </style:style>
    <style:style style:name="T6" style:family="text">
      <style:text-properties fo:color="#ce9178" loext:opacity="100%" officeooo:rsid="002028b5"/>
    </style:style>
    <style:style style:name="T7" style:family="text">
      <style:text-properties fo:color="#808080" loext:opacity="100%" officeooo:rsid="002028b5"/>
    </style:style>
    <style:style style:name="T8" style:family="text">
      <style:text-properties fo:color="#808080" loext:opacity="100%" officeooo:rsid="0021ca02"/>
    </style:style>
    <style:style style:name="T9" style:family="text">
      <style:text-properties fo:color="#ce9178" loext:opacity="100%" officeooo:rsid="001e08f8"/>
    </style:style>
    <style:style style:name="T10" style:family="text">
      <style:text-properties fo:color="#808080" loext:opacity="100%" officeooo:rsid="001e08f8"/>
    </style:style>
    <style:style style:name="T11" style:family="text">
      <style:text-properties fo:color="#808080" loext:opacity="100%" officeooo:rsid="001f52a1"/>
    </style:style>
    <style:style style:name="T12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1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5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7" style:family="text">
      <style:text-properties fo:color="#d4d4d4" loext:opacity="100%"/>
    </style:style>
    <style:style style:name="T18" style:family="text">
      <style:text-properties fo:color="#c586c0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d7ba7d" loext:opacity="100%"/>
    </style:style>
    <style:style style:name="T21" style:family="text">
      <style:text-properties officeooo:rsid="002cac79"/>
    </style:style>
    <style:style style:name="T22" style:family="text">
      <style:text-properties fo:color="#f44747" loext:opacity="100%"/>
    </style:style>
    <style:style style:name="T23" style:family="text">
      <style:text-properties officeooo:rsid="002c933c"/>
    </style:style>
    <style:style style:name="T24" style:family="text">
      <style:text-properties officeooo:rsid="002f1521"/>
    </style:style>
    <style:style style:name="T25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6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3f5f6" loext:char-shading-value="0" loext:padding-left="0in" loext:padding-right="0in" loext:padding-top="0.0209in" loext:padding-bottom="0.0209in" loext:border-left="none" loext:border-right="none" loext:border-top="0.74pt solid #f3f5f6" loext:border-bottom="0.74pt solid #f3f5f6"/>
    </style:style>
    <style:style style:name="T27" style:family="text">
      <style:text-properties fo:font-variant="normal" fo:text-transform="none" fo:color="#0a0a0a" loext:opacity="100%" style:font-name="Google Sans" fo:font-size="10.5pt" fo:letter-spacing="normal" fo:font-style="normal" fo:font-weight="normal" loext:padding="0in" loext:border="none"/>
    </style:style>
    <style:style style:name="T28" style:family="text">
      <style:text-properties fo:font-variant="normal" fo:text-transform="none" fo:color="#9334e6" loext:opacity="100%" style:font-name="Google Sans" fo:font-size="10.5pt" fo:letter-spacing="normal" fo:font-style="normal" fo:font-weight="normal" loext:padding="0in" loext:border="none"/>
    </style:style>
    <style:style style:name="T29" style:family="text"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T30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31" style:family="text">
      <style:text-properties officeooo:rsid="00355eaf"/>
    </style:style>
    <style:style style:name="T32" style:family="text">
      <style:text-properties officeooo:rsid="000e843c"/>
    </style:style>
    <style:style style:name="T33" style:family="text">
      <style:text-properties officeooo:rsid="00329ad9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ail link</text:p>
      <text:p text:style-name="P1"/>
      <text:p text:style-name="P2"><text:span text:style-name="T1">&lt;</text:span><text:span text:style-name="T2">p</text:span> <text:span text:style-name="T3">class</text:span>=<text:span text:style-name="T4">"small-right-mail"</text:span><text:span text:style-name="T1">&gt;&lt;</text:span><text:span text:style-name="T2">a</text:span> <text:span text:style-name="T3">href</text:span>=<text:span text:style-name="T4">"mailto:info@fedoralinuxlab.org"</text:span><text:span text:style-name="T1">&gt;</text:span>info@fedoralinuxlab.org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1"/>
      <text:p text:style-name="P1"/>
      <text:p text:style-name="P3"><text:span text:style-name="T5">------------</text:span> <text:s/></text:p>
      <text:p text:style-name="P1"/>
      <text:p text:style-name="P1">Under /body for top <text:s/>Below last text Bottom</text:p>
      <text:p text:style-name="P1"/>
      <text:p text:style-name="P4">&lt;a href="index.html"&gt;Home&lt;/a&gt;</text:p>
      <text:p text:style-name="P1"/>
      <text:p text:style-name="P1">------------</text:p>
      <text:p text:style-name="P1"/>
      <text:p text:style-name="P5">Link to pages</text:p>
      <text:p text:style-name="P6"/>
      <text:p text:style-name="P7"><text:span text:style-name="T1">&lt;</text:span><text:span text:style-name="T2">p</text:span> <text:span text:style-name="T3">class</text:span>=<text:span text:style-name="T4">"body-text"</text:span><text:span text:style-name="T1">&gt;&lt;</text:span><text:span text:style-name="T2">a</text:span> <text:span text:style-name="T3">href</text:span>=<text:span text:style-name="T4">"NmJobs.html"</text:span><text:span text:style-name="T1">&gt;</text:span>Top 2 sectors by number of workers in NM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8"/>
      <text:p text:style-name="P1">------------</text:p>
      <text:p text:style-name="P1"/>
      <text:p text:style-name="P9"><text:span text:style-name="T1">&lt;</text:span><text:span text:style-name="T2">p</text:span> <text:span text:style-name="T3">class</text:span>=<text:span text:style-name="T4">"body-text"</text:span><text:span text:style-name="T1">&gt;&lt;</text:span><text:span text:style-name="T2">a</text:span> <text:span text:style-name="T3">href</text:span>=<text:span text:style-name="T4">"</text:span><text:span text:style-name="T6">PhoneBU</text:span><text:span text:style-name="T4">.html"</text:span><text:span text:style-name="T1">&gt;</text:span><text:span text:style-name="T7">1st Problem to solve: Backup Phone by booting </text:span><text:span text:style-name="T8">to </text:span><text:span text:style-name="T7"><text:s/>Fedora from a USB - copy Phone data to another USB</text:span>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10"/>
      <text:p text:style-name="P11"><text:span text:style-name="T1">&lt;</text:span><text:span text:style-name="T2">p</text:span> <text:span text:style-name="T3">class</text:span>=<text:span text:style-name="T4">"body-text"</text:span><text:span text:style-name="T1">&gt;&lt;</text:span><text:span text:style-name="T2">a</text:span> <text:span text:style-name="T3">href</text:span>=<text:span text:style-name="T4">"</text:span><text:span text:style-name="T9">WindowsBackup</text:span><text:span text:style-name="T4">.html"</text:span><text:span text:style-name="T1">&gt;</text:span><text:span text:style-name="T10">WindowsBackup.</text:span><text:span text:style-name="T11">html</text:span>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12"/>
      <text:p text:style-name="P13"/>
      <text:p text:style-name="P13">Head On Pages:</text:p>
      <text:p text:style-name="P13"/>
      <text:p text:style-name="P14"><text:span text:style-name="T1">&lt;!</text:span><text:span text:style-name="T2">DOCTYPE</text:span> <text:span text:style-name="T3">html</text:span><text:span text:style-name="T1">&gt;</text:span></text:p>
      <text:p text:style-name="P15"><text:span text:style-name="T1">&lt;</text:span><text:span text:style-name="T2">html</text:span><text:span text:style-name="T1">&gt;</text:span></text:p>
      <text:p text:style-name="P15"><text:span text:style-name="T1">&lt;</text:span><text:span text:style-name="T2">head</text:span><text:span text:style-name="T1">&gt;</text:span></text:p>
      <text:p text:style-name="P15"><text:span text:style-name="T1">&lt;</text:span><text:span text:style-name="T2">meta</text:span> <text:span text:style-name="T3">http-equiv</text:span>=<text:span text:style-name="T4">"content-type"</text:span> <text:span text:style-name="T3">content</text:span>=<text:span text:style-name="T4">"text/html; charset=utf-8"</text:span><text:span text:style-name="T1">/&gt;</text:span></text:p>
      <text:p text:style-name="P16"/>
      <text:p text:style-name="P17">Must have &lt;meta&gt; Description and Key words</text:p>
      <text:p text:style-name="P16"/>
      <text:p text:style-name="Standard">&lt;meta name="description" content="Complete guide to backing up Windows safely before installing Fedora Linux. Protect your data and learn safe dual-boot setup procedures."&gt;</text:p>
      <text:p text:style-name="Standard">&lt;meta name="keywords" content="Windows backup, Fedora Linux installation, data backup, dual boot, Windows safety, Linux installation guide"&gt;</text:p>
      <text:p text:style-name="Standard">&lt;title&gt;How To Backup Windows&lt;/title&gt;</text:p>
      <text:p text:style-name="P16"/>
      <text:p text:style-name="P18"><text:span text:style-name="T12">&lt;</text:span><text:span text:style-name="T13">meta</text:span><text:span text:style-name="T14"> </text:span><text:span text:style-name="T15">name</text:span><text:span text:style-name="T14">=</text:span><text:span text:style-name="T16">"generator"</text:span><text:span text:style-name="T14"> </text:span><text:span text:style-name="T15">content</text:span><text:span text:style-name="T14">=</text:span><text:span text:style-name="T16">"LibreOffice 25.2.7.2 (Linux)"</text:span><text:span text:style-name="T12">/&gt;</text:span></text:p>
      <text:p text:style-name="P15"><text:span text:style-name="T1">&lt;</text:span><text:span text:style-name="T2">meta</text:span> <text:span text:style-name="T3">name</text:span>=<text:span text:style-name="T4">"created"</text:span> <text:span text:style-name="T3">content</text:span>=<text:span text:style-name="T4">"00:00:00"</text:span><text:span text:style-name="T1">/&gt;</text:span></text:p>
      <text:p text:style-name="P15"><text:soft-page-break/><text:span text:style-name="T1">&lt;</text:span><text:span text:style-name="T2">meta</text:span> <text:span text:style-name="T3">name</text:span>=<text:span text:style-name="T4">"changed"</text:span> <text:span text:style-name="T3">content</text:span>=<text:span text:style-name="T4">"2025-11-27T17:11:18.422991427"</text:span><text:span text:style-name="T1">/&gt;</text:span></text:p>
      <text:p text:style-name="P15"><text:span text:style-name="T1">&lt;</text:span><text:span text:style-name="T2">style</text:span><text:span text:style-name="T17"> </text:span><text:span text:style-name="T3">type</text:span><text:span text:style-name="T17">=</text:span><text:span text:style-name="T4">"text/css"</text:span><text:span text:style-name="T1">&gt;</text:span></text:p>
      <text:p text:style-name="P15"><text:span text:style-name="T18">@page</text:span><text:span text:style-name="T17"> { </text:span><text:span text:style-name="T3">size</text:span><text:span text:style-name="T17">: </text:span><text:span text:style-name="T19">8.5in</text:span><text:span text:style-name="T17"> </text:span><text:span text:style-name="T19">11in</text:span><text:span text:style-name="T17">; </text:span><text:span text:style-name="T3">margin</text:span><text:span text:style-name="T17">: </text:span><text:span text:style-name="T19">1in</text:span><text:span text:style-name="T17"> }</text:span></text:p>
      <text:p text:style-name="P15"><text:span text:style-name="T20">p</text:span><text:span text:style-name="T17"> { </text:span><text:span text:style-name="T3">margin-bottom</text:span><text:span text:style-name="T17">: </text:span><text:span text:style-name="T19">0.1in</text:span><text:span text:style-name="T17">; </text:span><text:span text:style-name="T3">widows</text:span><text:span text:style-name="T17">: </text:span><text:span text:style-name="T19">0</text:span><text:span text:style-name="T17">; </text:span><text:span text:style-name="T3">color</text:span><text:span text:style-name="T17">: </text:span><text:span text:style-name="T4">#000000</text:span><text:span text:style-name="T17">; </text:span><text:span text:style-name="T3">orphans</text:span><text:span text:style-name="T17">: </text:span><text:span text:style-name="T19">0</text:span><text:span text:style-name="T17">; </text:span><text:span text:style-name="T3">direction</text:span><text:span text:style-name="T17">: </text:span><text:span text:style-name="T4">ltr</text:span><text:span text:style-name="T17">; </text:span><text:span text:style-name="T3">line-height</text:span><text:span text:style-name="T17">: </text:span><text:span text:style-name="T19">115%</text:span><text:span text:style-name="T17">; </text:span><text:span text:style-name="T3">background</text:span><text:span text:style-name="T17">: </text:span><text:span text:style-name="T4">transparent</text:span><text:span text:style-name="T17"> }</text:span></text:p>
      <text:p text:style-name="P15"><text:span text:style-name="T20">p.western</text:span><text:span text:style-name="T17"> { so-language: en-US; </text:span><text:span text:style-name="T3">font-size</text:span><text:span text:style-name="T17">: </text:span><text:span text:style-name="T19">12pt</text:span><text:span text:style-name="T17">; </text:span><text:span text:style-name="T3">font-family</text:span><text:span text:style-name="T17">: </text:span><text:span text:style-name="T4">"Liberation Serif"</text:span><text:span text:style-name="T17">, </text:span><text:span text:style-name="T4">serif</text:span><text:span text:style-name="T17"> }</text:span></text:p>
      <text:p text:style-name="P15"><text:span text:style-name="T20">p.cjk</text:span><text:span text:style-name="T17"> { so-language: zh-CN; </text:span><text:span text:style-name="T3">font-family</text:span><text:span text:style-name="T17">: </text:span><text:span text:style-name="T4">"0"</text:span><text:span text:style-name="T17">; </text:span><text:span text:style-name="T3">font-size</text:span><text:span text:style-name="T17">: </text:span><text:span text:style-name="T19">12pt</text:span><text:span text:style-name="T17"> }</text:span></text:p>
      <text:p text:style-name="P15"><text:span text:style-name="T20">p.ctl</text:span><text:span text:style-name="T17"> { </text:span><text:span text:style-name="T3">font-size</text:span><text:span text:style-name="T17">: </text:span><text:span text:style-name="T19">12pt</text:span><text:span text:style-name="T17">; </text:span><text:span text:style-name="T3">font-family</text:span><text:span text:style-name="T17">: </text:span><text:span text:style-name="T4">"Noto Sans Devanagari"</text:span><text:span text:style-name="T17">; so-language: hi-IN }</text:span></text:p>
      <text:p text:style-name="P15"><text:span text:style-name="T20">a:link</text:span><text:span text:style-name="T17"> { </text:span><text:span text:style-name="T3">color</text:span><text:span text:style-name="T17">: </text:span><text:span text:style-name="T4">#000080</text:span><text:span text:style-name="T17">; </text:span><text:span text:style-name="T3">text-decoration</text:span><text:span text:style-name="T17">: </text:span><text:span text:style-name="T4">underline</text:span><text:span text:style-name="T17"> }</text:span></text:p>
      <text:p text:style-name="P15"><text:span text:style-name="T20">a:visited</text:span><text:span text:style-name="T17"> { </text:span><text:span text:style-name="T3">color</text:span><text:span text:style-name="T17">: </text:span><text:span text:style-name="T4">#800000</text:span><text:span text:style-name="T17">; </text:span><text:span text:style-name="T3">text-decoration</text:span><text:span text:style-name="T17">: </text:span><text:span text:style-name="T4">underline</text:span><text:span text:style-name="T17"> }</text:span></text:p>
      <text:p text:style-name="P15"><text:span text:style-name="T1">&lt;/</text:span><text:span text:style-name="T2">style</text:span><text:span text:style-name="T1">&gt;</text:span></text:p>
      <text:p text:style-name="P15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styles.css"</text:span><text:span text:style-name="T1">&gt;</text:span></text:p>
      <text:p text:style-name="P15"><text:span text:style-name="T1">&lt;/</text:span><text:span text:style-name="T2">head</text:span><text:span text:style-name="T1">&gt;</text:span></text:p>
      <text:p text:style-name="P15"><text:span text:style-name="T1">&lt;</text:span><text:span text:style-name="T2">body</text:span> <text:span text:style-name="T3">lang</text:span>=<text:span text:style-name="T4">"en-US"</text:span> <text:span text:style-name="T3">text</text:span>=<text:span text:style-name="T4">"#000000"</text:span> <text:span text:style-name="T3">link</text:span>=<text:span text:style-name="T4">"#000080"</text:span> <text:span text:style-name="T3">vlink</text:span>=<text:span text:style-name="T4">"#800000"</text:span> <text:span text:style-name="T3">dir</text:span>=<text:span text:style-name="T4">"ltr"</text:span><text:span text:style-name="T1">&gt;</text:span></text:p>
      <text:p text:style-name="P15"><text:span text:style-name="T1">&lt;</text:span><text:span text:style-name="T2">p</text:span><text:span text:style-name="T1">&gt;&lt;</text:span><text:span text:style-name="T2">a</text:span> <text:span text:style-name="T3">href</text:span>=<text:span text:style-name="T4">"index.html"</text:span><text:span text:style-name="T1">&gt;</text:span>Home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16"/>
      <text:p text:style-name="P17">Must Have Tag &lt;h1&gt;</text:p>
      <text:p text:style-name="P16"/>
      <text:p text:style-name="Standard">&lt;h1&gt;<text:span text:style-name="T21">Quotes for the day</text:span>&lt;/h1&gt;</text:p>
      <text:p text:style-name="P19"/>
      <text:p text:style-name="P20"><text:span text:style-name="T1">&lt;</text:span><text:span text:style-name="T2">p</text:span> <text:span text:style-name="T3">class</text:span>=<text:span text:style-name="T4">"western"</text:span> <text:span text:style-name="T22">align</text:span>=<text:span text:style-name="T4">"left"</text:span> <text:span text:style-name="T3">style</text:span>=<text:span text:style-name="T4">"margin-bottom: 0.14in; line-height: 115%"</text:span><text:span text:style-name="T1">&gt;</text:span></text:p>
      <text:p text:style-name="P15"><text:span text:style-name="T1">&lt;</text:span><text:span text:style-name="T22">font</text:span> <text:span text:style-name="T3">face</text:span>=<text:span text:style-name="T4">"Calibri, serif"</text:span><text:span text:style-name="T1">&gt;&lt;</text:span><text:span text:style-name="T22">font</text:span> <text:span text:style-name="T3">size</text:span>=<text:span text:style-name="T4">"2"</text:span> <text:span text:style-name="T3">style</text:span>=<text:span text:style-name="T4">"font-size: 11pt"</text:span><text:span text:style-name="T1">&gt;</text:span>In</text:p>
      <text:p text:style-name="P15"><text:span text:style-name="T1">&lt;/</text:span><text:span text:style-name="T22">font</text:span><text:span text:style-name="T1">&gt;&lt;/</text:span><text:span text:style-name="T22">font</text:span><text:span text:style-name="T1">&gt;&lt;</text:span><text:span text:style-name="T22">font</text:span> <text:span text:style-name="T3">face</text:span>=<text:span text:style-name="T4">"Calibri, serif"</text:span><text:span text:style-name="T1">&gt;&lt;</text:span><text:span text:style-name="T22">font</text:span> <text:span text:style-name="T3">size</text:span>=<text:span text:style-name="T4">"2"</text:span> <text:span text:style-name="T3">style</text:span>=<text:span text:style-name="T4">"font-size: 11pt"</text:span><text:span text:style-name="T1">&gt;</text:span>Windows</text:p>
      <text:p text:style-name="P15"><text:span text:style-name="T1">&lt;/</text:span><text:span text:style-name="T22">font</text:span><text:span text:style-name="T1">&gt;&lt;/</text:span><text:span text:style-name="T22">font</text:span><text:span text:style-name="T1">&gt;&lt;</text:span><text:span text:style-name="T22">font</text:span> <text:span text:style-name="T3">face</text:span>=<text:span text:style-name="T4">"Calibri, serif"</text:span><text:span text:style-name="T1">&gt;&lt;</text:span><text:span text:style-name="T22">font</text:span> <text:span text:style-name="T3">size</text:span>=<text:span text:style-name="T4">"2"</text:span> <text:span text:style-name="T3">style</text:span>=<text:span text:style-name="T4">"font-size: 11pt"</text:span><text:span text:style-name="T1">&gt;</text:span>File</text:p>
      <text:p text:style-name="P15">Explorer on the <text:span text:style-name="T1">&lt;/</text:span><text:span text:style-name="T22">font</text:span><text:span text:style-name="T1">&gt;&lt;/</text:span><text:span text:style-name="T22">font</text:span><text:span text:style-name="T1">&gt;&lt;</text:span><text:span text:style-name="T22">font</text:span> <text:span text:style-name="T3">face</text:span>=<text:span text:style-name="T4">"Calibri, serif"</text:span><text:span text:style-name="T1">&gt;&lt;</text:span><text:span text:style-name="T22">font</text:span> <text:span text:style-name="T3">size</text:span>=<text:span text:style-name="T4">"2"</text:span> <text:span text:style-name="T3">style</text:span>=<text:span text:style-name="T4">"font-size: 11pt"</text:span><text:span text:style-name="T1">&gt;</text:span>Left<text:span text:style-name="T1">&lt;/</text:span><text:span text:style-name="T22">font</text:span><text:span text:style-name="T1">&gt;&lt;/</text:span><text:span text:style-name="T22">font</text:span><text:span text:style-name="T1">&gt;&lt;</text:span><text:span text:style-name="T22">font</text:span> <text:span text:style-name="T3">face</text:span>=<text:span text:style-name="T4">"Calibri, serif"</text:span><text:span text:style-name="T1">&gt;&lt;</text:span><text:span text:style-name="T22">font</text:span> <text:span text:style-name="T3">size</text:span>=<text:span text:style-name="T4">"2"</text:span> <text:span text:style-name="T3">style</text:span>=<text:span text:style-name="T4">"font-size: 11pt"</text:span><text:span text:style-name="T1">&gt;</text:span></text:p>
      <text:p text:style-name="P15">will show Local Disk (C:)<text:span text:style-name="T1">&lt;/</text:span><text:span text:style-name="T22">font</text:span><text:span text:style-name="T1">&gt;&lt;/</text:span><text:span text:style-name="T22">font</text:span><text:span text:style-name="T1">&gt;&lt;/</text:span><text:span text:style-name="T2">p</text:span><text:span text:style-name="T1">&gt;</text:span></text:p>
      <text:p text:style-name="P21"/>
      <text:p text:style-name="P22">Bottom of Page</text:p>
      <text:p text:style-name="P23"/>
      <text:p text:style-name="P15"><text:span text:style-name="T1">&lt;</text:span><text:span text:style-name="T2">p</text:span> <text:span text:style-name="T3">class</text:span>=<text:span text:style-name="T4">"western"</text:span> <text:span text:style-name="T22">align</text:span>=<text:span text:style-name="T4">"left"</text:span> <text:span text:style-name="T3">style</text:span>=<text:span text:style-name="T4">"margin-bottom: 0.14in; line-height: 115%"</text:span><text:span text:style-name="T1">&gt;</text:span></text:p>
      <text:p text:style-name="P15"><text:span text:style-name="T1">&lt;</text:span><text:span text:style-name="T2">br</text:span><text:span text:style-name="T1">/&gt;</text:span></text:p>
      <text:p text:style-name="P15"><text:span text:style-name="T1">&lt;</text:span><text:span text:style-name="T2">br</text:span><text:span text:style-name="T1">/&gt;</text:span></text:p>
      <text:p text:style-name="P24"/>
      <text:p text:style-name="P15"><text:span text:style-name="T1">&lt;/</text:span><text:span text:style-name="T2">p</text:span><text:span text:style-name="T1">&gt;</text:span></text:p>
      <text:p text:style-name="Standard">&lt;p&gt;&lt;a href="index.html"&gt;Home&lt;/a&gt;&lt;/p&gt;</text:p>
      <text:p text:style-name="P15"><text:span text:style-name="T1">&lt;</text:span><text:span text:style-name="T2">p</text:span> <text:span text:style-name="T3">class</text:span>=<text:span text:style-name="T4">"small-right-mail"</text:span><text:span text:style-name="T1">&gt;</text:span>info@fedoralinuxlab.org<text:span text:style-name="T1">&lt;/</text:span><text:span text:style-name="T2">p</text:span><text:span text:style-name="T1">&gt;</text:span></text:p>
      <text:p text:style-name="P15"><text:span text:style-name="T1">&lt;/</text:span><text:span text:style-name="T2">body</text:span><text:span text:style-name="T1">&gt;</text:span></text:p>
      <text:p text:style-name="P15"><text:span text:style-name="T1">&lt;/</text:span><text:span text:style-name="T2">html</text:span><text:span text:style-name="T1">&gt;</text:span></text:p>
      <text:p text:style-name="Standard"/>
      <text:p text:style-name="P25">-------------------------------------------------------------------------------------------</text:p>
      <text:p text:style-name="P26"/>
      <text:p text:style-name="P26">Add these meta tags after the charset line:</text:p>
      <text:p text:style-name="P26"/>
      <text:p text:style-name="P26">&lt;meta name="description" content="Fedora Linux Lab helps Las Cruces, New Mexico parents.<text:span text:style-name="T23"> Tibetan Buddhist Quotes for every day</text:span>"&gt;</text:p>
      <text:p text:style-name="P26"><text:soft-page-break/>&lt;meta name="keywords" content="<text:span text:style-name="T23">Tibetan Buddhist Quotes </text:span>Fedora Linux, Las Cruces New Mexico, high school computer skills, problem solving, free Linux OS, open source, parent resources, career skills, technology education"&gt;</text:p>
      <text:p text:style-name="P26"/>
      <text:p text:style-name="P26"/>
      <text:p text:style-name="P27"/>
      <text:p text:style-name="P27">&lt;p class="body-text"&gt;&lt;a href="ProjectFor10yrs.html"&gt;<text:span text:style-name="T24">Practice for everyone 10 years and older.</text:span>&lt;/a&gt;&lt;/p&gt;</text:p>
      <text:p text:style-name="P27"/>
      <text:p text:style-name="P28">html tags</text:p>
      <text:p text:style-name="Standard"/>
      <text:p text:style-name="P29">Basic Usage</text:p>
      <text:p text:style-name="P30"><text:span text:style-name="T25">The </text:span><text:span text:style-name="Source_20_Text"><text:span text:style-name="T26">&lt;hr&gt;</text:span></text:span><text:span text:style-name="T25"> tag is a self-closing (or "empty") element, meaning it does not require a separate closing tag. You simply place the tag where you want the line to appear in your HTML body: </text:span></text:p>
      <text:p text:style-name="P31">html</text:p>
      <text:p text:style-name="P32"><text:span text:style-name="Source_20_Text"><text:span text:style-name="T27">&lt;</text:span></text:span><text:span text:style-name="Source_20_Text"><text:span text:style-name="T28">p</text:span></text:span><text:span text:style-name="Source_20_Text"><text:span text:style-name="T27">&gt;This is some content above the line.&lt;/</text:span></text:span><text:span text:style-name="Source_20_Text"><text:span text:style-name="T28">p</text:span></text:span><text:span text:style-name="Source_20_Text"><text:span text:style-name="T27">&gt;</text:span></text:span></text:p>
      <text:p text:style-name="P32"><text:span text:style-name="Source_20_Text"><text:span text:style-name="T27">&lt;</text:span></text:span><text:span text:style-name="Source_20_Text"><text:span text:style-name="T28">hr</text:span></text:span><text:span text:style-name="Source_20_Text"><text:span text:style-name="T27">&gt;</text:span></text:span></text:p>
      <text:p text:style-name="P32"><text:span text:style-name="Source_20_Text"><text:span text:style-name="T27">&lt;</text:span></text:span><text:span text:style-name="Source_20_Text"><text:span text:style-name="T28">p</text:span></text:span><text:span text:style-name="Source_20_Text"><text:span text:style-name="T27">&gt;This is some content below the line.&lt;/</text:span></text:span><text:span text:style-name="Source_20_Text"><text:span text:style-name="T28">p</text:span></text:span><text:span text:style-name="Source_20_Text"><text:span text:style-name="T27">&gt;</text:span></text:span></text:p>
      <text:p text:style-name="P33"><text:line-break/><text:span text:style-name="T29">Vertical Space (Line Breaks)</text:span></text:p>
      <text:p text:style-name="P34"><text:span text:style-name="T25">To add empty vertical lines or force content onto a new line, use the </text:span><text:span text:style-name="Strong_20_Emphasis"><text:span text:style-name="T30">line break tag</text:span></text:span><text:span text:style-name="T25">: </text:span></text:p>
      <text:list text:style-name="L1">
        <text:list-item>
          <text:p text:style-name="P35"><text:span text:style-name="Source_20_Text"><text:span text:style-name="T26">&lt;br&gt;</text:span></text:span></text:p>
        </text:list-item>
        <text:list-item>
          <text:p text:style-name="P35"><text:span text:style-name="T25">Add multiple tags for more vertical space: </text:span><text:span text:style-name="Source_20_Text"><text:span text:style-name="T26">&lt;br&gt;&lt;br&gt;&lt;br&gt;</text:span></text:span><text:span text:style-name="T25"> </text:span></text:p>
        </text:list-item>
      </text:list>
      <text:p text:style-name="P33"><text:line-break/><text:span text:style-name="T12">&lt;</text:span><text:span text:style-name="T13">p</text:span><text:span text:style-name="T12">&gt;&lt;</text:span><text:span text:style-name="T13">strong</text:span><text:span text:style-name="T12">&gt;</text:span><text:span text:style-name="T14">What is Linux?</text:span><text:span text:style-name="T12">&lt;/</text:span><text:span text:style-name="T13">strong</text:span><text:span text:style-name="T12">&gt;&lt;/</text:span><text:span text:style-name="T13">p</text:span><text:span text:style-name="T12">&gt;</text:span></text:p>
      <text:p text:style-name="P33"/>
      <text:p text:style-name="P36"><text:span text:style-name="T31">Can </text:span>you <text:span text:style-name="T31">to clean up the</text:span> html document <text:span text:style-name="T31">OfficeAI</text:span>.<text:span text:style-name="T32">html</text:span> like the other pages. Include the <text:soft-page-break/>Home link top and bottom, the email link in the lower right corner, remove any word processor tags, include meta tags for description, keywords, <text:span text:style-name="T33">h1</text:span><text:span text:style-name="T31">. For the AI examples I am not going to use a background color on the AI projects so users can print the file directly with text onl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Roboto, 'Helvetica Neue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5T17:13:50.856590451</dc:date>
    <meta:editing-duration>PT11H19M37S</meta:editing-duration>
    <meta:editing-cycles>36</meta:editing-cycles>
    <meta:generator>LibreOffice/25.8.3.2$Linux_X86_64 LibreOffice_project/580$Build-2</meta:generator>
    <meta:document-statistic meta:table-count="0" meta:image-count="0" meta:object-count="0" meta:page-count="4" meta:paragraph-count="71" meta:word-count="503" meta:character-count="4185" meta:non-whitespace-character-count="3746"/>
  </office:meta>
</office:document-meta>
</file>